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2CB000001394205598F.svm" manifest:media-type=""/>
  <manifest:file-entry manifest:full-path="Pictures/200000010000013E00000131AF11CB39.svm" manifest:media-type=""/>
  <manifest:file-entry manifest:full-path="Pictures/200000010000018500000139C2245956.svm" manifest:media-type=""/>
  <manifest:file-entry manifest:full-path="Pictures/200000020000039600000092C0B99CCD.eps" manifest:media-type=""/>
  <manifest:file-entry manifest:full-path="Pictures/20000001000000ED000000EDF78F3513.svm" manifest:media-type=""/>
  <manifest:file-entry manifest:full-path="Pictures/20000001000001B000000129C1E76D42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A_v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7cm" svg:height="1.777cm" svg:x="0.416cm" svg:y="0.725cm">
          <draw:image xlink:href="Pictures/200000020000039600000092C0B99CCD.eps" xlink:type="simple" xlink:show="embed" xlink:actuate="onLoad">
            <text:p/>
          </draw:image>
        </draw:frame>
        <draw:frame draw:style-name="gr2" draw:text-style-name="P2" draw:layer="layout" svg:width="0.937cm" svg:height="0.911cm" svg:x="11.729cm" svg:y="2.04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247cm" svg:y="2.0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65cm" svg:height="0.365cm" svg:x="0.197cm" svg:y="1.456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466cm" svg:height="0.374cm" svg:x="1.967cm" svg:y="1.451cm">
          <draw:image xlink:href="Pictures/200000010000018500000139C2245956.svm" xlink:type="simple" xlink:show="embed" xlink:actuate="onLoad">
            <text:p/>
          </draw:image>
        </draw:frame>
        <draw:frame draw:style-name="gr5" draw:text-style-name="P1" draw:layer="layout" svg:width="0.517cm" svg:height="0.355cm" svg:x="3.981cm" svg:y="1.461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4.657cm" svg:y="1.456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365cm" svg:height="0.365cm" svg:x="5.703cm" svg:y="1.456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446cm" svg:height="0.36cm" svg:x="7.446cm" svg:y="0.428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41cm" svg:height="0.36cm" svg:x="7.569cm" svg:y="1.458cm">
          <draw:image xlink:href="Pictures/20000001000001570000012D05F98AF2.svm" xlink:type="simple" xlink:show="embed" xlink:actuate="onLoad">
            <text:p/>
          </draw:image>
        </draw:frame>
        <draw:frame draw:style-name="gr9" draw:text-style-name="P1" draw:layer="layout" svg:width="0.857cm" svg:height="0.374cm" svg:x="9.981cm" svg:y="1.451cm">
          <draw:image xlink:href="Pictures/20000001000002CB000001394205598F.svm" xlink:type="simple" xlink:show="embed" xlink:actuate="onLoad">
            <text:p/>
          </draw:image>
        </draw:frame>
        <draw:frame draw:style-name="gr5" draw:text-style-name="P1" draw:layer="layout" svg:width="0.517cm" svg:height="0.355cm" svg:x="11.612cm" svg:y="1.461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12.425cm" svg:y="1.456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461cm" svg:height="0.36cm" svg:x="9.882cm" svg:y="0.426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283cm" svg:height="0.283cm" svg:x="4.706cm" svg:y="1.054cm">
          <draw:image xlink:href="Pictures/20000001000000ED000000EDF78F3513.svm" xlink:type="simple" xlink:show="embed" xlink:actuate="onLoad">
            <text:p/>
          </draw:image>
        </draw:frame>
        <draw:frame draw:style-name="gr12" draw:text-style-name="P1" draw:layer="layout" svg:width="0.264cm" svg:height="0.02cm" svg:x="4.715cm" svg:y="2.095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283cm" svg:height="0.283cm" svg:x="12.474cm" svg:y="1.054cm">
          <draw:image xlink:href="Pictures/20000001000000ED000000EDF78F3513.svm" xlink:type="simple" xlink:show="embed" xlink:actuate="onLoad">
            <text:p/>
          </draw:image>
        </draw:frame>
        <draw:frame draw:style-name="gr12" draw:text-style-name="P1" draw:layer="layout" svg:width="0.264cm" svg:height="0.02cm" svg:x="12.483cm" svg:y="2.095cm">
          <draw:image xlink:href="Pictures/20000001000000DD00000012A856DA5C.svm" xlink:type="simple" xlink:show="embed" xlink:actuate="onLoad">
            <text:p/>
          </draw:image>
        </draw:frame>
        <draw:custom-shape draw:style-name="gr13" draw:text-style-name="P1" draw:layer="layout" svg:width="4.476cm" svg:height="2.402cm" svg:x="6.747cm" svg:y="0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2T08:57:53</dc:date>
    <dc:creator>kkk </dc:creator>
    <meta:editing-duration>P1DT17H41M20S</meta:editing-duration>
    <meta:editing-cycles>195</meta:editing-cycles>
    <meta:generator>LibreOffice/3.3$Linux LibreOffice_project/330m19$Build-401</meta:generator>
    <meta:document-statistic meta:object-count="19"/>
  </office:meta>
</office:document-meta>
</file>